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7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9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3.7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4.964cm" svg:y="2.2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.564cm" svg:y="5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4.1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5.7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7.3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9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5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2.1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3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5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9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8.5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0.1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1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3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4.964cm" svg:y="5.294cm"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2:50:50.334506632</dc:date>
    <dc:creator>elucterio </dc:creator>
    <meta:editing-duration>P1DT1H9M21S</meta:editing-duration>
    <meta:editing-cycles>45</meta:editing-cycles>
    <meta:generator>LibreOffice/4.2.8.2$Linux_X86_64 LibreOffice_project/420m0$Build-2</meta:generator>
    <meta:document-statistic meta:object-count="30"/>
  </office:meta>
</office:document-meta>
</file>